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IN-MAX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SIMPL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DIGRAF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MULTIGRAFO SIMPL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MULTIGRAFO DIRIGID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SEUDOGRAFO SIMPLE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SEUDOGRAFO DIRIGIDO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 (Min)</text:p>
          </table:table-cell>
          <table:table-cell table:style-name="ce2" office:value-type="string" calcext:value-type="string">
            <text:p>A (Max)</text:p>
          </table:table-cell>
          <table:table-cell table:style-name="ce2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 (Min)</text:p>
          </table:table-cell>
          <table:table-cell table:style-name="ce2" office:value-type="string" calcext:value-type="string">
            <text:p>A (Max)</text:p>
          </table:table-cell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 (Min)</text:p>
          </table:table-cell>
          <table:table-cell table:style-name="ce2" office:value-type="string" calcext:value-type="string">
            <text:p>A (Max)</text:p>
          </table:table-cell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 (Min)</text:p>
          </table:table-cell>
          <table:table-cell table:style-name="ce2" office:value-type="string" calcext:value-type="string">
            <text:p>A (Max)</text:p>
          </table:table-cell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 (Min)</text:p>
          </table:table-cell>
          <table:table-cell table:style-name="ce2" office:value-type="string" calcext:value-type="string">
            <text:p>A (Max)</text:p>
          </table:table-cell>
          <table:table-cell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 (Min)</text:p>
          </table:table-cell>
          <table:table-cell table:style-name="ce2" office:value-type="string" calcext:value-type="string">
            <text:p>A (Max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4]-1" office:value-type="float" office:value="0" calcext:value-type="float">
            <text:p>0</text:p>
          </table:table-cell>
          <table:table-cell table:formula="of:=([.B4]*([.B4]-1))/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-1" office:value-type="float" office:value="0" calcext:value-type="float">
            <text:p>0</text:p>
          </table:table-cell>
          <table:table-cell table:formula="of:=([.F4]*([.F4]-1)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4]-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5]-1" office:value-type="float" office:value="1" calcext:value-type="float">
            <text:p>1</text:p>
          </table:table-cell>
          <table:table-cell table:formula="of:=([.B5]*([.B5]-1))/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5]-1" office:value-type="float" office:value="1" calcext:value-type="float">
            <text:p>1</text:p>
          </table:table-cell>
          <table:table-cell table:formula="of:=([.F5]*([.F5]-1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5]" office:value-type="float" office:value="2" calcext:value-type="float">
            <text:p>2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2" calcext:value-type="float">
            <text:p>2</text:p>
          </table:table-cell>
          <table:table-cell table:formula="of:=[.N5]" office:value-type="float" office:value="2" calcext:value-type="float">
            <text:p>2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6]-1" office:value-type="float" office:value="2" calcext:value-type="float">
            <text:p>2</text:p>
          </table:table-cell>
          <table:table-cell table:formula="of:=([.B6]*([.B6]-1))/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6]-1" office:value-type="float" office:value="2" calcext:value-type="float">
            <text:p>2</text:p>
          </table:table-cell>
          <table:table-cell table:formula="of:=([.F6]*([.F6]-1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J6]" office:value-type="float" office:value="3" calcext:value-type="float">
            <text:p>3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6]" office:value-type="float" office:value="3" calcext:value-type="float">
            <text:p>3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7]-1" office:value-type="float" office:value="3" calcext:value-type="float">
            <text:p>3</text:p>
          </table:table-cell>
          <table:table-cell table:formula="of:=([.B7]*([.B7]-1))/2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7]-1" office:value-type="float" office:value="3" calcext:value-type="float">
            <text:p>3</text:p>
          </table:table-cell>
          <table:table-cell table:formula="of:=([.F7]*([.F7]-1))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7]" office:value-type="float" office:value="4" calcext:value-type="float">
            <text:p>4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7]" office:value-type="float" office:value="4" calcext:value-type="float">
            <text:p>4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8]-1" office:value-type="float" office:value="4" calcext:value-type="float">
            <text:p>4</text:p>
          </table:table-cell>
          <table:table-cell table:formula="of:=([.B8]*([.B8]-1))/2"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8]-1" office:value-type="float" office:value="4" calcext:value-type="float">
            <text:p>4</text:p>
          </table:table-cell>
          <table:table-cell table:formula="of:=([.F8]*([.F8]-1))"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J8]" office:value-type="float" office:value="5" calcext:value-type="float">
            <text:p>5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5" calcext:value-type="float">
            <text:p>5</text:p>
          </table:table-cell>
          <table:table-cell table:formula="of:=[.N8]" office:value-type="float" office:value="5" calcext:value-type="float">
            <text:p>5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9]-1" office:value-type="float" office:value="5" calcext:value-type="float">
            <text:p>5</text:p>
          </table:table-cell>
          <table:table-cell table:formula="of:=([.B9]*([.B9]-1))/2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9]-1" office:value-type="float" office:value="5" calcext:value-type="float">
            <text:p>5</text:p>
          </table:table-cell>
          <table:table-cell table:formula="of:=([.F9]*([.F9]-1))"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9]" office:value-type="float" office:value="6" calcext:value-type="float">
            <text:p>6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6" calcext:value-type="float">
            <text:p>6</text:p>
          </table:table-cell>
          <table:table-cell table:formula="of:=[.N9]" office:value-type="float" office:value="6" calcext:value-type="float">
            <text:p>6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0]-1" office:value-type="float" office:value="6" calcext:value-type="float">
            <text:p>6</text:p>
          </table:table-cell>
          <table:table-cell table:formula="of:=([.B10]*([.B10]-1))/2"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10]-1" office:value-type="float" office:value="6" calcext:value-type="float">
            <text:p>6</text:p>
          </table:table-cell>
          <table:table-cell table:formula="of:=([.F10]*([.F10]-1))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J10]" office:value-type="float" office:value="7" calcext:value-type="float">
            <text:p>7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7" calcext:value-type="float">
            <text:p>7</text:p>
          </table:table-cell>
          <table:table-cell table:formula="of:=[.N10]" office:value-type="float" office:value="7" calcext:value-type="float">
            <text:p>7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1]-1" office:value-type="float" office:value="7" calcext:value-type="float">
            <text:p>7</text:p>
          </table:table-cell>
          <table:table-cell table:formula="of:=([.B11]*([.B11]-1))/2" office:value-type="float" office:value="28" calcext:value-type="float">
            <text:p>2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11]-1" office:value-type="float" office:value="7" calcext:value-type="float">
            <text:p>7</text:p>
          </table:table-cell>
          <table:table-cell table:formula="of:=([.F11]*([.F11]-1))" office:value-type="float" office:value="56" calcext:value-type="float">
            <text:p>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1]" office:value-type="float" office:value="8" calcext:value-type="float">
            <text:p>8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8" calcext:value-type="float">
            <text:p>8</text:p>
          </table:table-cell>
          <table:table-cell table:formula="of:=[.N11]" office:value-type="float" office:value="8" calcext:value-type="float">
            <text:p>8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2]-1" office:value-type="float" office:value="8" calcext:value-type="float">
            <text:p>8</text:p>
          </table:table-cell>
          <table:table-cell table:formula="of:=([.B12]*([.B12]-1))/2" office:value-type="float" office:value="36" calcext:value-type="float">
            <text:p>3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2]-1" office:value-type="float" office:value="8" calcext:value-type="float">
            <text:p>8</text:p>
          </table:table-cell>
          <table:table-cell table:formula="of:=([.F12]*([.F12]-1))"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J12]" office:value-type="float" office:value="9" calcext:value-type="float">
            <text:p>9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9" calcext:value-type="float">
            <text:p>9</text:p>
          </table:table-cell>
          <table:table-cell table:formula="of:=[.N12]" office:value-type="float" office:value="9" calcext:value-type="float">
            <text:p>9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3]-1" office:value-type="float" office:value="9" calcext:value-type="float">
            <text:p>9</text:p>
          </table:table-cell>
          <table:table-cell table:formula="of:=([.B13]*([.B13]-1))/2"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3]-1" office:value-type="float" office:value="9" calcext:value-type="float">
            <text:p>9</text:p>
          </table:table-cell>
          <table:table-cell table:formula="of:=([.F13]*([.F13]-1))" office:value-type="float" office:value="90" calcext:value-type="float">
            <text:p>9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J13]" office:value-type="float" office:value="10" calcext:value-type="float">
            <text:p>10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N13]" office:value-type="float" office:value="10" calcext:value-type="float">
            <text:p>10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4]-1" office:value-type="float" office:value="10" calcext:value-type="float">
            <text:p>10</text:p>
          </table:table-cell>
          <table:table-cell table:formula="of:=([.B14]*([.B14]-1))/2" office:value-type="float" office:value="55" calcext:value-type="float">
            <text:p>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14]-1" office:value-type="float" office:value="10" calcext:value-type="float">
            <text:p>10</text:p>
          </table:table-cell>
          <table:table-cell table:formula="of:=([.F14]*([.F14]-1))" office:value-type="float" office:value="110" calcext:value-type="float">
            <text:p>1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J14]" office:value-type="float" office:value="11" calcext:value-type="float">
            <text:p>11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N14]" office:value-type="float" office:value="11" calcext:value-type="float">
            <text:p>11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5]-1" office:value-type="float" office:value="11" calcext:value-type="float">
            <text:p>11</text:p>
          </table:table-cell>
          <table:table-cell table:formula="of:=([.B15]*([.B15]-1))/2" office:value-type="float" office:value="66" calcext:value-type="float">
            <text:p>6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5]-1" office:value-type="float" office:value="11" calcext:value-type="float">
            <text:p>11</text:p>
          </table:table-cell>
          <table:table-cell table:formula="of:=([.F15]*([.F15]-1))" office:value-type="float" office:value="132" calcext:value-type="float">
            <text:p>13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J15]" office:value-type="float" office:value="12" calcext:value-type="float">
            <text:p>12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N15]" office:value-type="float" office:value="12" calcext:value-type="float">
            <text:p>12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]-1" office:value-type="float" office:value="12" calcext:value-type="float">
            <text:p>12</text:p>
          </table:table-cell>
          <table:table-cell table:formula="of:=([.B16]*([.B16]-1))/2" office:value-type="float" office:value="78" calcext:value-type="float">
            <text:p>7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16]-1" office:value-type="float" office:value="12" calcext:value-type="float">
            <text:p>12</text:p>
          </table:table-cell>
          <table:table-cell table:formula="of:=([.F16]*([.F16]-1))" office:value-type="float" office:value="156" calcext:value-type="float">
            <text:p>1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J16]" office:value-type="float" office:value="13" calcext:value-type="float">
            <text:p>13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N16]" office:value-type="float" office:value="13" calcext:value-type="float">
            <text:p>13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7]-1" office:value-type="float" office:value="13" calcext:value-type="float">
            <text:p>13</text:p>
          </table:table-cell>
          <table:table-cell table:formula="of:=([.B17]*([.B17]-1))/2" office:value-type="float" office:value="91" calcext:value-type="float">
            <text:p>9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17]-1" office:value-type="float" office:value="13" calcext:value-type="float">
            <text:p>13</text:p>
          </table:table-cell>
          <table:table-cell table:formula="of:=([.F17]*([.F17]-1))" office:value-type="float" office:value="182" calcext:value-type="float">
            <text:p>18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J17]" office:value-type="float" office:value="14" calcext:value-type="float">
            <text:p>14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N17]" office:value-type="float" office:value="14" calcext:value-type="float">
            <text:p>14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8]-1" office:value-type="float" office:value="14" calcext:value-type="float">
            <text:p>14</text:p>
          </table:table-cell>
          <table:table-cell table:formula="of:=([.B18]*([.B18]-1))/2" office:value-type="float" office:value="105" calcext:value-type="float">
            <text:p>1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18]-1" office:value-type="float" office:value="14" calcext:value-type="float">
            <text:p>14</text:p>
          </table:table-cell>
          <table:table-cell table:formula="of:=([.F18]*([.F18]-1))" office:value-type="float" office:value="210" calcext:value-type="float">
            <text:p>2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J18]" office:value-type="float" office:value="15" calcext:value-type="float">
            <text:p>15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N18]" office:value-type="float" office:value="15" calcext:value-type="float">
            <text:p>15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9]-1" office:value-type="float" office:value="15" calcext:value-type="float">
            <text:p>15</text:p>
          </table:table-cell>
          <table:table-cell table:formula="of:=([.B19]*([.B19]-1))/2" office:value-type="float" office:value="120" calcext:value-type="float">
            <text:p>12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19]-1" office:value-type="float" office:value="15" calcext:value-type="float">
            <text:p>15</text:p>
          </table:table-cell>
          <table:table-cell table:formula="of:=([.F19]*([.F19]-1))" office:value-type="float" office:value="240" calcext:value-type="float">
            <text:p>24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9]" office:value-type="float" office:value="16" calcext:value-type="float">
            <text:p>16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N19]" office:value-type="float" office:value="16" calcext:value-type="float">
            <text:p>16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0]-1" office:value-type="float" office:value="16" calcext:value-type="float">
            <text:p>16</text:p>
          </table:table-cell>
          <table:table-cell table:formula="of:=([.B20]*([.B20]-1))/2" office:value-type="float" office:value="136" calcext:value-type="float">
            <text:p>13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20]-1" office:value-type="float" office:value="16" calcext:value-type="float">
            <text:p>16</text:p>
          </table:table-cell>
          <table:table-cell table:formula="of:=([.F20]*([.F20]-1))" office:value-type="float" office:value="272" calcext:value-type="float">
            <text:p>27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J20]" office:value-type="float" office:value="17" calcext:value-type="float">
            <text:p>17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N20]" office:value-type="float" office:value="17" calcext:value-type="float">
            <text:p>17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1]-1" office:value-type="float" office:value="17" calcext:value-type="float">
            <text:p>17</text:p>
          </table:table-cell>
          <table:table-cell table:formula="of:=([.B21]*([.B21]-1))/2" office:value-type="float" office:value="153" calcext:value-type="float">
            <text:p>15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21]-1" office:value-type="float" office:value="17" calcext:value-type="float">
            <text:p>17</text:p>
          </table:table-cell>
          <table:table-cell table:formula="of:=([.F21]*([.F21]-1))" office:value-type="float" office:value="306" calcext:value-type="float">
            <text:p>30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J21]" office:value-type="float" office:value="18" calcext:value-type="float">
            <text:p>18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N21]" office:value-type="float" office:value="18" calcext:value-type="float">
            <text:p>18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2]-1" office:value-type="float" office:value="18" calcext:value-type="float">
            <text:p>18</text:p>
          </table:table-cell>
          <table:table-cell table:formula="of:=([.B22]*([.B22]-1))/2" office:value-type="float" office:value="171" calcext:value-type="float">
            <text:p>17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22]-1" office:value-type="float" office:value="18" calcext:value-type="float">
            <text:p>18</text:p>
          </table:table-cell>
          <table:table-cell table:formula="of:=([.F22]*([.F22]-1))" office:value-type="float" office:value="342" calcext:value-type="float">
            <text:p>34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J22]" office:value-type="float" office:value="19" calcext:value-type="float">
            <text:p>19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N22]" office:value-type="float" office:value="19" calcext:value-type="float">
            <text:p>19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Infinito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3]-1" office:value-type="float" office:value="19" calcext:value-type="float">
            <text:p>19</text:p>
          </table:table-cell>
          <table:table-cell table:formula="of:=([.B23]*([.B23]-1))/2" office:value-type="float" office:value="190" calcext:value-type="float">
            <text:p>1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F23]-1" office:value-type="float" office:value="19" calcext:value-type="float">
            <text:p>19</text:p>
          </table:table-cell>
          <table:table-cell table:formula="of:=([.F23]*([.F23]-1))" office:value-type="float" office:value="380" calcext:value-type="float">
            <text:p>38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J23]" office:value-type="float" office:value="20" calcext:value-type="float">
            <text:p>20</text:p>
          </table:table-cell>
          <table:table-cell office:value-type="string" calcext:value-type="string">
            <text:p>Infinito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N23]" office:value-type="float" office:value="20" calcext:value-type="float">
            <text:p>20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Infinito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Infin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7:11:15.1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8:34:27.244000000</meta:creation-date>
    <dc:date>2024-05-20T19:37:04.302000000</dc:date>
    <meta:editing-duration>PT7H30M40S</meta:editing-duration>
    <meta:editing-cycles>4</meta:editing-cycles>
    <meta:generator>LibreOffice/24.2.2.2$Windows_X86_64 LibreOffice_project/d56cc158d8a96260b836f100ef4b4ef25d6f1a01</meta:generator>
    <meta:document-statistic meta:table-count="1" meta:cell-count="384" meta:object-count="0"/>
  </office:meta>
</office:document-meta>
</file>